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5.39mm" svg:height="90.05mm" svg:x="126.93mm" svg:y="41.7mm">
            <loext:p draw:notify-on-update-of-ranges="Sheet1.A1:Sheet1.A10 Sheet1.B1:Sheet1.B10 Sheet1.C1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yload(100)</text:p>
          </table:table-cell>
          <table:table-cell office:value-type="float" office:value="6266" calcext:value-type="float">
            <text:p>6266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Payload(200)</text:p>
          </table:table-cell>
          <table:table-cell office:value-type="float" office:value="7062" calcext:value-type="float">
            <text:p>7062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string" calcext:value-type="string">
            <text:p>Payload(300)</text:p>
          </table:table-cell>
          <table:table-cell office:value-type="float" office:value="6776" calcext:value-type="float">
            <text:p>6776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string" calcext:value-type="string">
            <text:p>Payload(400)</text:p>
          </table:table-cell>
          <table:table-cell office:value-type="float" office:value="7236" calcext:value-type="float">
            <text:p>7236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string" calcext:value-type="string">
            <text:p>Payload(500)</text:p>
          </table:table-cell>
          <table:table-cell office:value-type="float" office:value="6724" calcext:value-type="float">
            <text:p>6724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string" calcext:value-type="string">
            <text:p>Payload(600)</text:p>
          </table:table-cell>
          <table:table-cell office:value-type="float" office:value="6916" calcext:value-type="float">
            <text:p>6916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string" calcext:value-type="string">
            <text:p>Payload(700)</text:p>
          </table:table-cell>
          <table:table-cell office:value-type="float" office:value="6073" calcext:value-type="float">
            <text:p>6073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string" calcext:value-type="string">
            <text:p>Payload(800)</text:p>
          </table:table-cell>
          <table:table-cell office:value-type="float" office:value="6747" calcext:value-type="float">
            <text:p>6747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string" calcext:value-type="string">
            <text:p>Payload(900)</text:p>
          </table:table-cell>
          <table:table-cell office:value-type="float" office:value="7757" calcext:value-type="float">
            <text:p>7757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string" calcext:value-type="string">
            <text:p>Payload(1000)</text:p>
          </table:table-cell>
          <table:table-cell office:value-type="float" office:value="6354" calcext:value-type="float">
            <text:p>6354</text:p>
          </table:table-cell>
          <table:table-cell office:value-type="float" office:value="6953" calcext:value-type="float">
            <text:p>6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5:32:40.711996504</meta:creation-date>
    <dc:date>2018-02-08T05:48:45.415737401</dc:date>
    <meta:editing-duration>PT16M5S</meta:editing-duration>
    <meta:editing-cycles>2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4cm" svg:height="9.006cm" xlink:href=".." xlink:type="simple" chart:class="chart:line" chart:style-name="ch1">
        <chart:legend chart:legend-position="end" svg:x="15.429cm" svg:y="3.955cm" style:legend-expansion="high" chart:style-name="ch2"/>
        <chart:plot-area chart:style-name="ch3" table:cell-range-address="Sheet1.A1:Sheet1.C10" chart:data-source-has-labels="both" svg:x="0.35cm" svg:y="0.18cm" svg:width="14.729cm" svg:height="8.646cm">
          <chartooo:coordinate-region svg:x="1.356cm" svg:y="0.18cm" svg:width="13.024cm" svg:height="6.363cm"/>
          <chart:axis chart:dimension="x" chart:name="primary-x" chart:style-name="ch4" chartooo:axis-type="auto">
            <chartooo:date-scale/>
            <chart:categories table:cell-range-address="Sheet1.A1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loext:label-string="test1" chart:class="chart:line">
            <chart:data-point chart:repeated="10"/>
          </chart:series>
          <chart:series chart:style-name="ch7" chart:values-cell-range-address="Sheet1.C1:Sheet1.C10" loext:label-string="test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</table:table-cell>
              <table:table-cell office:value-type="string">
                <text:p>test2</text:p>
              </table:table-cell>
            </table:table-row>
          </table:table-header-rows>
          <table:table-rows>
            <table:table-row>
              <table:table-cell office:value-type="string">
                <text:p>Payload(100)</text:p>
                <draw:g>
                  <svg:desc>Sheet1.A1:Sheet1.A10</svg:desc>
                </draw:g>
              </table:table-cell>
              <table:table-cell office:value-type="float" office:value="6266">
                <text:p>6266</text:p>
                <draw:g>
                  <svg:desc>Sheet1.B1:Sheet1.B10</svg:desc>
                </draw:g>
              </table:table-cell>
              <table:table-cell office:value-type="float" office:value="7120">
                <text:p>7120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Payload(200)</text:p>
              </table:table-cell>
              <table:table-cell office:value-type="float" office:value="7062">
                <text:p>7062</text:p>
              </table:table-cell>
              <table:table-cell office:value-type="float" office:value="8193">
                <text:p>8193</text:p>
              </table:table-cell>
            </table:table-row>
            <table:table-row>
              <table:table-cell office:value-type="string">
                <text:p>Payload(300)</text:p>
              </table:table-cell>
              <table:table-cell office:value-type="float" office:value="6776">
                <text:p>6776</text:p>
              </table:table-cell>
              <table:table-cell office:value-type="float" office:value="7163">
                <text:p>7163</text:p>
              </table:table-cell>
            </table:table-row>
            <table:table-row>
              <table:table-cell office:value-type="string">
                <text:p>Payload(400)</text:p>
              </table:table-cell>
              <table:table-cell office:value-type="float" office:value="7236">
                <text:p>7236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Payload(500)</text:p>
              </table:table-cell>
              <table:table-cell office:value-type="float" office:value="6724">
                <text:p>6724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Payload(600)</text:p>
              </table:table-cell>
              <table:table-cell office:value-type="float" office:value="6916">
                <text:p>691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Payload(700)</text:p>
              </table:table-cell>
              <table:table-cell office:value-type="float" office:value="6073">
                <text:p>6073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Payload(800)</text:p>
              </table:table-cell>
              <table:table-cell office:value-type="float" office:value="6747">
                <text:p>6747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Payload(900)</text:p>
              </table:table-cell>
              <table:table-cell office:value-type="float" office:value="7757">
                <text:p>7757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Payload(1000)</text:p>
              </table:table-cell>
              <table:table-cell office:value-type="float" office:value="6354">
                <text:p>6354</text:p>
              </table:table-cell>
              <table:table-cell office:value-type="float" office:value="6953">
                <text:p>6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